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/>
    <style:style style:name="ce27" style:family="table-cell" style:parent-style-name="Default">
      <style:table-cell-properties fo:background-color="transparent"/>
    </style:style>
    <style:style style:name="ce33" style:family="table-cell" style:parent-style-name="Default" style:data-style-name="N150">
      <style:table-cell-properties fo:background-color="transparent"/>
    </style:style>
    <style:style style:name="ce34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">
      <style:table-cell-properties fo:background-color="transparent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text-underline-style="none" style:font-name-asian="Calibri" style:font-name-complex="Calibri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08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ce26"/>
        <table:table-column table:style-name="co5" table:number-columns-repeated="15363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0.1" calcext:value-type="float">
            <text:p>0.100</text:p>
          </table:table-cell>
          <table:table-cell table:style-name="ce33" office:value-type="float" office:value="0.05" calcext:value-type="float">
            <text:p>0.05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-0.2" calcext:value-type="float">
            <text:p>-0.200</text:p>
          </table:table-cell>
          <table:table-cell table:style-name="ce33" office:value-type="float" office:value="-0.15" calcext:value-type="float">
            <text:p>-0.15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3" office:value-type="float" office:value="0.1" calcext:value-type="float">
            <text:p>0.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34" office:value-type="float" office:value="-0.8" calcext:value-type="float">
            <text:p>-0.80</text:p>
          </table:table-cell>
          <table:table-cell table:style-name="ce34" office:value-type="float" office:value="-0.85" calcext:value-type="float">
            <text:p>-0.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34" office:value-type="float" office:value="0.8" calcext:value-type="float">
            <text:p>0.80</text:p>
          </table:table-cell>
          <table:table-cell table:style-name="ce34" office:value-type="float" office:value="0.85" calcext:value-type="float">
            <text:p>0.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LI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/>
          <table:table-cell table:style-name="ce26" table:number-columns-repeated="6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7" table:number-columns-repeated="2"/>
          <table:table-cell table:number-columns-repeated="16377"/>
        </table:table-row>
        <table:table-row table:style-name="ro1">
          <table:table-cell table:number-columns-repeated="5"/>
          <table:table-cell table:style-name="ce33" table:number-columns-repeated="2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1" table:number-columns-repeated="2"/>
          <table:table-cell table:style-name="ce33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1" table:number-columns-repeated="2"/>
          <table:table-cell table:style-name="ce33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33" table:number-columns-repeated="2"/>
          <table:table-cell table:style-name="ce21" table:number-columns-repeated="2"/>
          <table:table-cell table:style-name="ce33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27" table:number-columns-repeated="2"/>
          <table:table-cell table:style-name="ce21" table:number-columns-repeated="2"/>
          <table:table-cell table:style-name="ce33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34" table:number-columns-repeated="2"/>
          <table:table-cell table:style-name="ce21"/>
          <table:table-cell table:style-name="ce33" table:number-columns-repeated="2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27" table:number-columns-repeated="2"/>
          <table:table-cell table:style-name="ce21"/>
          <table:table-cell table:style-name="ce33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4" table:number-columns-repeated="4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number-columns-repeated="1003" table:default-cell-style-name="ce21"/>
        <table:table-column table:style-name="co12" table:number-columns-repeated="7" table:default-cell-style-name="ce21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1"/>
          <table:table-cell table:number-columns-repeated="15361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5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number-columns-repeated="16370"/>
        </table:table-row>
        <table:table-row table:style-name="ro1">
          <table:table-cell/>
          <table:table-cell table:style-name="ce36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2" table:default-cell-style-name="ce26"/>
        <table:table-column table:style-name="co14" table:default-cell-style-name="ce26"/>
        <table:table-column table:style-name="co1" table:default-cell-style-name="ce26"/>
        <table:table-column table:style-name="co5" table:number-columns-repeated="16369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LI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ce38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16369"/>
        </table:table-row>
        <table:table-row table:style-name="ro1">
          <table:table-cell/>
          <table:table-cell table:style-name="ce36" table:number-columns-repeated="14"/>
          <table:table-cell table:number-columns-repeated="16369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4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4" office:value-type="string" calcext:value-type="string">
            <text:p>ENT</text:p>
          </table:table-cell>
          <table:table-cell table:style-name="ce24" office:value-type="string" calcext:value-type="string">
            <text:p>LIPS</text:p>
          </table:table-cell>
          <table:table-cell table:style-name="ce24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0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973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31" table:style-name="ce22" office:value-type="float" office:value="340" calcext:value-type="float">
            <text:p>340</text:p>
          </table:table-cell>
          <table:table-cell table:number-columns-repeated="16337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style-name="ce14" table:formula="of:=[.B3]/1.22" office:value-type="float" office:value="0.819672131147541" calcext:value-type="float">
            <text:p>0.819672131147541</text:p>
          </table:table-cell>
          <table:table-cell table:style-name="ce14" table:formula="of:=[.C3]/1.22" office:value-type="float" office:value="0.671862402579952" calcext:value-type="float">
            <text:p>0.671862402579952</text:p>
          </table:table-cell>
          <table:table-cell table:style-name="ce14" table:formula="of:=[.D3]/1.22" office:value-type="float" office:value="0.550706887360616" calcext:value-type="float">
            <text:p>0.550706887360616</text:p>
          </table:table-cell>
          <table:table-cell table:style-name="ce14" table:formula="of:=[.E3]/1.22" office:value-type="float" office:value="0.451399088000505" calcext:value-type="float">
            <text:p>0.451399088000505</text:p>
          </table:table-cell>
          <table:table-cell table:style-name="ce14" table:formula="of:=[.F3]/1.22" office:value-type="float" office:value="0.36999925245943" calcext:value-type="float">
            <text:p>0.36999925245943</text:p>
          </table:table-cell>
          <table:table-cell table:style-name="ce14" table:formula="of:=[.G3]/1.22" office:value-type="float" office:value="0.303278075786418" calcext:value-type="float">
            <text:p>0.303278075786418</text:p>
          </table:table-cell>
          <table:table-cell table:style-name="ce14" table:formula="of:=[.H3]/1.22" office:value-type="float" office:value="0.248588586710179" calcext:value-type="float">
            <text:p>0.248588586710179</text:p>
          </table:table-cell>
          <table:table-cell table:style-name="ce14" table:formula="of:=[.I3]/1.22" office:value-type="float" office:value="0.203761136647688" calcext:value-type="float">
            <text:p>0.203761136647688</text:p>
          </table:table-cell>
          <table:table-cell table:style-name="ce14" table:formula="of:=[.J3]/1.22" office:value-type="float" office:value="0.167017325121056" calcext:value-type="float">
            <text:p>0.167017325121056</text:p>
          </table:table-cell>
          <table:table-cell table:style-name="ce14" table:formula="of:=[.K3]/1.22" office:value-type="float" office:value="0.136899446820537" calcext:value-type="float">
            <text:p>0.136899446820537</text:p>
          </table:table-cell>
          <table:table-cell table:style-name="ce14" table:formula="of:=[.L3]/1.22" office:value-type="float" office:value="0.112212661328309" calcext:value-type="float">
            <text:p>0.112212661328309</text:p>
          </table:table-cell>
          <table:table-cell table:style-name="ce14" table:formula="of:=[.M3]/1.22" office:value-type="float" office:value="0.0919775912527125" calcext:value-type="float">
            <text:p>0.0919775912527125</text:p>
          </table:table-cell>
          <table:table-cell table:style-name="ce14" table:formula="of:=[.N3]/1.22" office:value-type="float" office:value="0.0753914682399283" calcext:value-type="float">
            <text:p>0.0753914682399283</text:p>
          </table:table-cell>
          <table:table-cell table:style-name="ce14" table:formula="of:=[.O3]/1.22" office:value-type="float" office:value="0.0617962854425642" calcext:value-type="float">
            <text:p>0.0617962854425642</text:p>
          </table:table-cell>
          <table:table-cell table:style-name="ce14" table:formula="of:=[.P3]/1.22" office:value-type="float" office:value="0.0506526929857083" calcext:value-type="float">
            <text:p>0.0506526929857083</text:p>
          </table:table-cell>
          <table:table-cell table:style-name="ce14" table:formula="of:=[.Q3]/1.22" office:value-type="float" office:value="0.0415186008079577" calcext:value-type="float">
            <text:p>0.0415186008079577</text:p>
          </table:table-cell>
          <table:table-cell table:style-name="ce14" table:formula="of:=[.R3]/1.22" office:value-type="float" office:value="0.0340316400065227" calcext:value-type="float">
            <text:p>0.0340316400065227</text:p>
          </table:table-cell>
          <table:table-cell table:style-name="ce14" table:formula="of:=[.S3]/1.22" office:value-type="float" office:value="0.0278947868905924" calcext:value-type="float">
            <text:p>0.0278947868905924</text:p>
          </table:table-cell>
          <table:table-cell table:style-name="ce14" table:formula="of:=[.T3]/1.22" office:value-type="float" office:value="0.0228645794185183" calcext:value-type="float">
            <text:p>0.0228645794185183</text:p>
          </table:table-cell>
          <table:table-cell table:style-name="ce14" table:formula="of:=[.U3]/1.22" office:value-type="float" office:value="0.0187414585397691" calcext:value-type="float">
            <text:p>0.0187414585397691</text:p>
          </table:table-cell>
          <table:table-cell table:style-name="ce14" table:formula="of:=[.V3]/1.22" office:value-type="float" office:value="0.0153618512621058" calcext:value-type="float">
            <text:p>0.0153618512621058</text:p>
          </table:table-cell>
          <table:table-cell table:style-name="ce14" table:formula="of:=[.W3]/1.22" office:value-type="float" office:value="0.0125916813623818" calcext:value-type="float">
            <text:p>0.0125916813623818</text:p>
          </table:table-cell>
          <table:table-cell table:style-name="ce14" table:formula="of:=[.X3]/1.22" office:value-type="float" office:value="0.0103210502970343" calcext:value-type="float">
            <text:p>0.0103210502970343</text:p>
          </table:table-cell>
          <table:table-cell table:style-name="ce14" table:formula="of:=[.Y3]/1.22" office:value-type="float" office:value="0.00845987729265106" calcext:value-type="float">
            <text:p>0.00845987729265106</text:p>
          </table:table-cell>
          <table:table-cell table:style-name="ce14" table:formula="of:=[.Z3]/1.22" office:value-type="float" office:value="0.00693432564971398" calcext:value-type="float">
            <text:p>0.00693432564971398</text:p>
          </table:table-cell>
          <table:table-cell table:style-name="ce14" table:formula="of:=[.AA3]/1.22" office:value-type="float" office:value="0.00568387348337212" calcext:value-type="float">
            <text:p>0.00568387348337212</text:p>
          </table:table-cell>
          <table:table-cell table:style-name="ce14" table:formula="of:=[.AB3]/1.22" office:value-type="float" office:value="0.00465891269128862" calcext:value-type="float">
            <text:p>0.00465891269128862</text:p>
          </table:table-cell>
          <table:table-cell table:style-name="ce14" table:formula="of:=[.AC3]/1.22" office:value-type="float" office:value="0.00381878089449887" calcext:value-type="float">
            <text:p>0.00381878089449887</text:p>
          </table:table-cell>
          <table:table-cell table:style-name="ce14" table:formula="of:=[.AD3]/1.22" office:value-type="float" office:value="0.0031301482741794" calcext:value-type="float">
            <text:p>0.0031301482741794</text:p>
          </table:table-cell>
          <table:table-cell table:style-name="ce14" table:formula="of:=[.AE3]/1.22" office:value-type="float" office:value="0.00256569530670443" calcext:value-type="float">
            <text:p>0.00256569530670443</text:p>
          </table:table-cell>
          <table:table-cell table:style-name="ce14" table:formula="of:=[.AF3]/1.22" office:value-type="float" office:value="0.00210302893992166" calcext:value-type="float">
            <text:p>0.00210302893992166</text:p>
          </table:table-cell>
          <table:table-cell table:style-name="ce14" table:formula="of:=[.AG3]/1.22" office:value-type="float" office:value="0.00172379421305054" calcext:value-type="float">
            <text:p>0.00172379421305054</text:p>
          </table:table-cell>
          <table:table-cell table:style-name="ce14" table:formula="of:=[.AH3]/1.22" office:value-type="float" office:value="0.00141294607627094" calcext:value-type="float">
            <text:p>0.00141294607627094</text:p>
          </table:table-cell>
          <table:table-cell table:style-name="ce14" table:formula="of:=[.AI3]/1.22" office:value-type="float" office:value="0.00115815252153355" calcext:value-type="float">
            <text:p>0.00115815252153355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31" table:style-name="ce22" office:value-type="float" office:value="0.001" calcext:value-type="float">
            <text:p>0.001</text:p>
          </table:table-cell>
          <table:table-cell table:number-columns-repeated="16337"/>
        </table:table-row>
        <table:table-row table:style-name="ro1" table:number-rows-repeated="1048571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phi" table:style-name="ta3">
        <table:table-column table:style-name="co5" table:number-columns-repeated="16384" table:default-cell-style-name="ce26"/>
        <table:table-row table:style-name="ro1">
          <table:table-cell table:style-name="ce40" office:value-type="string" calcext:value-type="string">
            <text:p>mu</text:p>
          </table:table-cell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42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4" office:value-type="string" calcext:value-type="string">
            <text:p>ENT</text:p>
          </table:table-cell>
          <table:table-cell table:style-name="ce43" office:value-type="string" calcext:value-type="string">
            <text:p>LIPS</text:p>
          </table:table-cell>
          <table:table-cell table:style-name="ce43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ce36"/>
          <table:table-cell table:number-columns-repeated="16371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table:formula="of:=0.046/2" office:value-type="float" office:value="0.023" calcext:value-type="float">
            <text:p>0.023</text:p>
          </table:table-cell>
          <table:table-cell table:style-name="Default" table:formula="of:=0.046/2" office:value-type="float" office:value="0.023" calcext:value-type="float">
            <text:p>0.023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40" office:value-type="float" office:value="0.165" calcext:value-type="float">
            <text:p>0.165</text:p>
          </table:table-cell>
          <table:table-cell table:style-name="ce40" office:value-type="float" office:value="0.021" calcext:value-type="float">
            <text:p>0.021</text:p>
          </table:table-cell>
          <table:table-cell table:style-name="ce40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7" calcext:value-type="float">
            <text:p>0.307</text:p>
          </table:table-cell>
          <table:table-cell table:style-name="ce40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0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0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11" table:default-cell-style-name="Default"/>
        <table:table-row table:style-name="ro3"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4" office:value-type="string" calcext:value-type="string">
            <text:p>ENT</text:p>
          </table:table-cell>
          <table:table-cell table:style-name="ce24" office:value-type="string" calcext:value-type="string">
            <text:p>LIPS</text:p>
          </table:table-cell>
          <table:table-cell table:style-name="ce24" office:value-type="string" calcext:value-type="string">
            <text:p>Maint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n_f" table:style-name="ta4">
        <table:table-column table:style-name="co13" table:number-columns-repeated="11" table:default-cell-style-name="Default"/>
        <table:table-row table:style-name="ro3"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Mai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x_f" table:style-name="ta4">
        <table:table-column table:style-name="co13" table:number-columns-repeated="5" table:default-cell-style-name="ce24"/>
        <table:table-column table:style-name="co13" table:number-columns-repeated="3" table:default-cell-style-name="ce23"/>
        <table:table-column table:style-name="co13" table:number-columns-repeated="2" table:default-cell-style-name="ce25"/>
        <table:table-column table:style-name="co13" table:default-cell-style-name="ce24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7" table:style-name="Default" office:value-type="float" office:value="100" calcext:value-type="float">
            <text:p>100</text:p>
          </table:table-cell>
          <table:table-cell table:style-name="Default" office:value-type="float" office:value="3.85001" calcext:value-type="float">
            <text:p>3.85001</text:p>
          </table:table-cell>
          <table:table-cell table:number-columns-repeated="3" table:style-name="Default" office:value-type="float" office:value="100" calcext:value-type="float">
            <text:p>100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3" office:value-type="string" calcext:value-type="string">
            <text:p>metabolite</text:p>
          </table:table-cell>
          <table:table-cell table:style-name="ce44" office:value-type="string" calcext:value-type="string">
            <text:p>mass_fraction</text:p>
          </table:table-cell>
        </table:table-row>
        <table:table-row table:style-name="ro1">
          <table:table-cell table:style-name="ce24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5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5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42" office:value-type="string" calcext:value-type="string">
            <text:p>ADP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style-name="ce25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42" office:value-type="string" calcext:value-type="string">
            <text:p>LIP</text:p>
          </table:table-cell>
          <table:table-cell table:style-name="ce44" office:value-type="float" office:value="0.1" calcext:value-type="float">
            <text:p>0.1</text:p>
          </table:table-cell>
        </table:table-row>
        <table:table-row table:style-name="ro1">
          <table:table-cell table:style-name="ce24" office:value-type="string" calcext:value-type="string">
            <text:p>rRN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24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24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ce24"/>
          <table:table-cell table:style-name="ce44"/>
        </table:table-row>
        <table:table-row table:style-name="ro1" table:number-rows-repeated="2">
          <table:table-cell/>
          <table:table-cell table:style-name="ce44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0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0:47:15.9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7-01T11:34:22.560000000</dc:date>
    <meta:editing-cycles>273</meta:editing-cycles>
    <meta:editing-duration>PT20H44M57S</meta:editing-duration>
    <meta:document-statistic meta:table-count="12" meta:cell-count="783" meta:object-count="0"/>
  </office:meta>
</office:document-meta>
</file>